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ira Code Retina" svg:font-family="'Fira Code Retina', 'Overpass Mono', 'Roboto Mono', 'DM Mono Regular', 'Borg Sans Mono', 'Liberation Mono', 'Jetbrains Mono', 'Bitstream Vera Sans Mono', Consolas, '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style:font-face style:name="arial" svg:font-family="arial" style:font-adornments="Gras" style:font-family-generic="swiss"/>
    <style:font-face style:name="arial1" svg:font-family="arial" style:font-adornments="Normal" style:font-family-generic="swiss"/>
    <style:font-face style:name="gg sans" svg:font-family="'gg sans', 'Noto Sans', 'Helvetica Neue', Helvetica, Arial, sans-serif, 'Apple Symbols'"/>
  </office:font-face-decls>
  <office:automatic-styles>
    <style:style style:name="Tableau1" style:family="table">
      <style:table-properties style:width="25.682cm" fo:margin-left="0.028cm" fo:break-before="auto" fo:break-after="auto" table:align="left" fo:background-color="transparent" fo:keep-with-next="auto" style:may-break-between-rows="true" style:writing-mode="page">
        <style:background-image/>
      </style:table-properties>
    </style:style>
    <style:style style:name="Tableau1.A" style:family="table-column">
      <style:table-column-properties style:column-width="2.91cm"/>
    </style:style>
    <style:style style:name="Tableau1.B" style:family="table-column">
      <style:table-column-properties style:column-width="1.312cm"/>
    </style:style>
    <style:style style:name="Tableau1.C" style:family="table-column">
      <style:table-column-properties style:column-width="1.533cm"/>
    </style:style>
    <style:style style:name="Tableau1.A1" style:family="table-cell">
      <style:table-cell-properties style:vertical-align="middle" fo:background-color="#d3d3d3" fo:padding="0.097cm" fo:border-left="0.5pt solid #000000" fo:border-right="none" fo:border-top="0.5pt solid #000000" fo:border-bottom="0.5pt solid #000000">
        <style:background-image/>
      </style:table-cell-properties>
    </style:style>
    <style:style style:name="Tableau1.B1" style:family="table-cell">
      <style:table-cell-properties style:vertical-align="middle" fo:background-color="#d3d3d3" fo:padding="0.097cm" fo:border="0.5pt solid #000000">
        <style:background-image/>
      </style:table-cell-properties>
    </style:style>
    <style:style style:name="Tableau1.B2" style:family="table-cell">
      <style:table-cell-properties style:vertical-align="middle" fo:background-color="#d3d3d3" fo:padding="0.097cm" fo:border-left="0.5pt solid #000000" fo:border-right="none" fo:border-top="none" fo:border-bottom="0.5pt solid #000000">
        <style:background-image/>
      </style:table-cell-properties>
    </style:style>
    <style:style style:name="Tableau1.D2" style:family="table-cell">
      <style:table-cell-properties style:vertical-align="middle" fo:background-color="#d3d3d3" fo:padding="0.097cm" fo:border-left="0.5pt solid #000000" fo:border-right="0.5pt solid #000000" fo:border-top="none" fo:border-bottom="0.5pt solid #000000">
        <style:background-image/>
      </style:table-cell-properties>
    </style:style>
    <style:style style:name="Tableau1.B3" style:family="table-cell">
      <style:table-cell-properties style:vertical-align="middle" fo:background-color="#99d0d8" fo:padding="0.097cm" fo:border-left="0.5pt solid #000000" fo:border-right="none" fo:border-top="none" fo:border-bottom="0.5pt solid #000000">
        <style:background-image/>
      </style:table-cell-properties>
    </style:style>
    <style:style style:name="Tableau1.D3" style:family="table-cell">
      <style:table-cell-properties style:vertical-align="middle" fo:background-color="#99d0d8" fo:padding="0.097cm" fo:border-left="0.5pt solid #000000" fo:border-right="0.5pt solid #000000" fo:border-top="none" fo:border-bottom="0.5pt solid #000000">
        <style:background-image/>
      </style:table-cell-properties>
    </style:style>
    <style:style style:name="Tableau1.B4" style:family="table-cell">
      <style:table-cell-properties style:vertical-align="middle" fo:padding="0.097cm" fo:border-left="0.5pt solid #000000" fo:border-right="none" fo:border-top="none" fo:border-bottom="0.5pt solid #000000"/>
    </style:style>
    <style:style style:name="Tableau1.C4" style:family="table-cell">
      <style:table-cell-properties style:vertical-align="middle" fo:padding="0.097cm" fo:border-left="0.5pt solid #000000" fo:border-right="none" fo:border-top="none" fo:border-bottom="0.5pt solid #000000"/>
    </style:style>
    <style:style style:name="Tableau1.D4" style:family="table-cell">
      <style:table-cell-properties style:vertical-align="middle" fo:padding="0.097cm" fo:border-left="0.5pt solid #000000" fo:border-right="0.5pt solid #000000" fo:border-top="none" fo:border-bottom="0.5pt solid #000000"/>
    </style:style>
    <style:style style:name="Tableau1.E4" style:family="table-cell">
      <style:table-cell-properties style:vertical-align="middle" fo:padding="0.097cm" fo:border-left="0.5pt solid #000000" fo:border-right="none" fo:border-top="none" fo:border-bottom="0.5pt solid #000000"/>
    </style:style>
    <style:style style:name="Tableau1.F4" style:family="table-cell">
      <style:table-cell-properties style:vertical-align="middle" fo:padding="0.097cm" fo:border-left="0.5pt solid #000000" fo:border-right="none" fo:border-top="none" fo:border-bottom="0.5pt solid #000000"/>
    </style:style>
    <style:style style:name="Tableau1.G4" style:family="table-cell">
      <style:table-cell-properties style:vertical-align="middle" fo:padding="0.097cm" fo:border-left="0.5pt solid #000000" fo:border-right="none" fo:border-top="none" fo:border-bottom="0.5pt solid #000000"/>
    </style:style>
    <style:style style:name="Tableau1.H4" style:family="table-cell">
      <style:table-cell-properties style:vertical-align="middle" fo:padding="0.097cm" fo:border-left="0.5pt solid #000000" fo:border-right="none" fo:border-top="none" fo:border-bottom="0.5pt solid #000000"/>
    </style:style>
    <style:style style:name="Tableau1.I4" style:family="table-cell">
      <style:table-cell-properties style:vertical-align="middle" fo:padding="0.097cm" fo:border-left="0.5pt solid #000000" fo:border-right="none" fo:border-top="none" fo:border-bottom="0.5pt solid #000000"/>
    </style:style>
    <style:style style:name="Tableau1.J4" style:family="table-cell">
      <style:table-cell-properties style:vertical-align="middle" fo:padding="0.097cm" fo:border-left="0.5pt solid #000000" fo:border-right="none" fo:border-top="none" fo:border-bottom="0.5pt solid #000000"/>
    </style:style>
    <style:style style:name="Tableau1.K4" style:family="table-cell">
      <style:table-cell-properties style:vertical-align="middle" fo:padding="0.097cm" fo:border-left="0.5pt solid #000000" fo:border-right="none" fo:border-top="none" fo:border-bottom="0.5pt solid #000000"/>
    </style:style>
    <style:style style:name="Tableau1.L4" style:family="table-cell">
      <style:table-cell-properties style:vertical-align="middle" fo:padding="0.097cm" fo:border-left="0.5pt solid #000000" fo:border-right="none" fo:border-top="none" fo:border-bottom="0.5pt solid #000000"/>
    </style:style>
    <style:style style:name="Tableau1.M4" style:family="table-cell">
      <style:table-cell-properties style:vertical-align="middle" fo:padding="0.097cm" fo:border-left="0.5pt solid #000000" fo:border-right="none" fo:border-top="none" fo:border-bottom="0.5pt solid #000000"/>
    </style:style>
    <style:style style:name="Tableau1.N4" style:family="table-cell">
      <style:table-cell-properties style:vertical-align="middle" fo:padding="0.097cm" fo:border-left="0.5pt solid #000000" fo:border-right="none" fo:border-top="none" fo:border-bottom="0.5pt solid #000000"/>
    </style:style>
    <style:style style:name="Tableau1.O4" style:family="table-cell">
      <style:table-cell-properties style:vertical-align="middle" fo:padding="0.097cm" fo:border-left="0.5pt solid #000000" fo:border-right="none" fo:border-top="none" fo:border-bottom="0.5pt solid #000000"/>
    </style:style>
    <style:style style:name="Tableau1.P4" style:family="table-cell">
      <style:table-cell-properties style:vertical-align="middle" fo:padding="0.097cm" fo:border-left="0.5pt solid #000000" fo:border-right="0.5pt solid #000000" fo:border-top="none" fo:border-bottom="0.5pt solid #000000"/>
    </style:style>
    <style:style style:name="Tableau1.B5" style:family="table-cell">
      <style:table-cell-properties style:vertical-align="middle" fo:padding="0.097cm" fo:border-left="0.5pt solid #000000" fo:border-right="none" fo:border-top="none" fo:border-bottom="0.5pt solid #000000"/>
    </style:style>
    <style:style style:name="Tableau1.C5" style:family="table-cell">
      <style:table-cell-properties style:vertical-align="middle" fo:padding="0.097cm" fo:border-left="0.5pt solid #000000" fo:border-right="none" fo:border-top="none" fo:border-bottom="0.5pt solid #000000"/>
    </style:style>
    <style:style style:name="Tableau1.D5" style:family="table-cell">
      <style:table-cell-properties style:vertical-align="middle" fo:padding="0.097cm" fo:border-left="0.5pt solid #000000" fo:border-right="0.5pt solid #000000" fo:border-top="none" fo:border-bottom="0.5pt solid #000000"/>
    </style:style>
    <style:style style:name="Tableau1.E5" style:family="table-cell">
      <style:table-cell-properties style:vertical-align="middle" fo:padding="0.097cm" fo:border-left="0.5pt solid #000000" fo:border-right="none" fo:border-top="none" fo:border-bottom="0.5pt solid #000000"/>
    </style:style>
    <style:style style:name="Tableau1.F5" style:family="table-cell">
      <style:table-cell-properties style:vertical-align="middle" fo:padding="0.097cm" fo:border-left="0.5pt solid #000000" fo:border-right="none" fo:border-top="none" fo:border-bottom="0.5pt solid #000000"/>
    </style:style>
    <style:style style:name="Tableau1.G5" style:family="table-cell">
      <style:table-cell-properties style:vertical-align="middle" fo:padding="0.097cm" fo:border-left="0.5pt solid #000000" fo:border-right="none" fo:border-top="none" fo:border-bottom="0.5pt solid #000000"/>
    </style:style>
    <style:style style:name="Tableau1.H5" style:family="table-cell">
      <style:table-cell-properties style:vertical-align="middle" fo:padding="0.097cm" fo:border-left="0.5pt solid #000000" fo:border-right="none" fo:border-top="none" fo:border-bottom="0.5pt solid #000000"/>
    </style:style>
    <style:style style:name="Tableau1.I5" style:family="table-cell">
      <style:table-cell-properties style:vertical-align="middle" fo:padding="0.097cm" fo:border-left="0.5pt solid #000000" fo:border-right="none" fo:border-top="none" fo:border-bottom="0.5pt solid #000000"/>
    </style:style>
    <style:style style:name="Tableau1.J5" style:family="table-cell">
      <style:table-cell-properties style:vertical-align="middle" fo:padding="0.097cm" fo:border-left="0.5pt solid #000000" fo:border-right="none" fo:border-top="none" fo:border-bottom="0.5pt solid #000000"/>
    </style:style>
    <style:style style:name="Tableau1.K5" style:family="table-cell">
      <style:table-cell-properties style:vertical-align="middle" fo:padding="0.097cm" fo:border-left="0.5pt solid #000000" fo:border-right="none" fo:border-top="none" fo:border-bottom="0.5pt solid #000000"/>
    </style:style>
    <style:style style:name="Tableau1.L5" style:family="table-cell">
      <style:table-cell-properties style:vertical-align="middle" fo:padding="0.097cm" fo:border-left="0.5pt solid #000000" fo:border-right="none" fo:border-top="none" fo:border-bottom="0.5pt solid #000000"/>
    </style:style>
    <style:style style:name="Tableau1.M5" style:family="table-cell">
      <style:table-cell-properties style:vertical-align="middle" fo:padding="0.097cm" fo:border-left="0.5pt solid #000000" fo:border-right="none" fo:border-top="none" fo:border-bottom="0.5pt solid #000000"/>
    </style:style>
    <style:style style:name="Tableau1.N5" style:family="table-cell">
      <style:table-cell-properties style:vertical-align="middle" fo:padding="0.097cm" fo:border-left="0.5pt solid #000000" fo:border-right="none" fo:border-top="none" fo:border-bottom="0.5pt solid #000000"/>
    </style:style>
    <style:style style:name="Tableau1.O5" style:family="table-cell">
      <style:table-cell-properties style:vertical-align="middle" fo:padding="0.097cm" fo:border-left="0.5pt solid #000000" fo:border-right="none" fo:border-top="none" fo:border-bottom="0.5pt solid #000000"/>
    </style:style>
    <style:style style:name="Tableau1.P5" style:family="table-cell">
      <style:table-cell-properties style:vertical-align="middle" fo:padding="0.097cm" fo:border-left="0.5pt solid #000000" fo:border-right="0.5pt solid #000000" fo:border-top="none" fo:border-bottom="0.5pt solid #000000"/>
    </style:style>
    <style:style style:name="Tableau1.B6" style:family="table-cell">
      <style:table-cell-properties style:vertical-align="middle" fo:padding="0.097cm" fo:border-left="0.5pt solid #000000" fo:border-right="none" fo:border-top="none" fo:border-bottom="0.5pt solid #000000"/>
    </style:style>
    <style:style style:name="Tableau1.C6" style:family="table-cell">
      <style:table-cell-properties style:vertical-align="middle" fo:padding="0.097cm" fo:border-left="0.5pt solid #000000" fo:border-right="none" fo:border-top="none" fo:border-bottom="0.5pt solid #000000"/>
    </style:style>
    <style:style style:name="Tableau1.D6" style:family="table-cell">
      <style:table-cell-properties style:vertical-align="middle" fo:padding="0.097cm" fo:border-left="0.5pt solid #000000" fo:border-right="0.5pt solid #000000" fo:border-top="none" fo:border-bottom="0.5pt solid #000000"/>
    </style:style>
    <style:style style:name="Tableau1.E6" style:family="table-cell">
      <style:table-cell-properties style:vertical-align="middle" fo:padding="0.097cm" fo:border-left="0.5pt solid #000000" fo:border-right="none" fo:border-top="none" fo:border-bottom="0.5pt solid #000000"/>
    </style:style>
    <style:style style:name="Tableau1.F6" style:family="table-cell">
      <style:table-cell-properties style:vertical-align="middle" fo:padding="0.097cm" fo:border-left="0.5pt solid #000000" fo:border-right="none" fo:border-top="none" fo:border-bottom="0.5pt solid #000000"/>
    </style:style>
    <style:style style:name="Tableau1.G6" style:family="table-cell">
      <style:table-cell-properties style:vertical-align="middle" fo:padding="0.097cm" fo:border-left="0.5pt solid #000000" fo:border-right="none" fo:border-top="none" fo:border-bottom="0.5pt solid #000000"/>
    </style:style>
    <style:style style:name="Tableau1.H6" style:family="table-cell">
      <style:table-cell-properties style:vertical-align="middle" fo:padding="0.097cm" fo:border-left="0.5pt solid #000000" fo:border-right="none" fo:border-top="none" fo:border-bottom="0.5pt solid #000000"/>
    </style:style>
    <style:style style:name="Tableau1.I6" style:family="table-cell">
      <style:table-cell-properties style:vertical-align="middle" fo:padding="0.097cm" fo:border-left="0.5pt solid #000000" fo:border-right="none" fo:border-top="none" fo:border-bottom="0.5pt solid #000000"/>
    </style:style>
    <style:style style:name="Tableau1.J6" style:family="table-cell">
      <style:table-cell-properties style:vertical-align="middle" fo:padding="0.097cm" fo:border-left="0.5pt solid #000000" fo:border-right="none" fo:border-top="none" fo:border-bottom="0.5pt solid #000000"/>
    </style:style>
    <style:style style:name="Tableau1.K6" style:family="table-cell">
      <style:table-cell-properties style:vertical-align="middle" fo:padding="0.097cm" fo:border-left="0.5pt solid #000000" fo:border-right="none" fo:border-top="none" fo:border-bottom="0.5pt solid #000000"/>
    </style:style>
    <style:style style:name="Tableau1.L6" style:family="table-cell">
      <style:table-cell-properties style:vertical-align="middle" fo:padding="0.097cm" fo:border-left="0.5pt solid #000000" fo:border-right="none" fo:border-top="none" fo:border-bottom="0.5pt solid #000000"/>
    </style:style>
    <style:style style:name="Tableau1.M6" style:family="table-cell">
      <style:table-cell-properties style:vertical-align="middle" fo:padding="0.097cm" fo:border-left="0.5pt solid #000000" fo:border-right="none" fo:border-top="none" fo:border-bottom="0.5pt solid #000000"/>
    </style:style>
    <style:style style:name="Tableau1.N6"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1.P6"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au1.7" style:family="table-row">
      <style:table-row-properties fo:background-color="transparent" fo:keep-together="auto">
        <style:background-image/>
      </style:table-row-properties>
    </style:style>
    <style:style style:name="Tableau1.B7" style:family="table-cell">
      <style:table-cell-properties style:vertical-align="middle" fo:padding="0.097cm" fo:border-left="0.5pt solid #000000" fo:border-right="none" fo:border-top="none" fo:border-bottom="0.5pt solid #000000"/>
    </style:style>
    <style:style style:name="Tableau1.C7" style:family="table-cell">
      <style:table-cell-properties style:vertical-align="middle" fo:padding="0.097cm" fo:border-left="0.5pt solid #000000" fo:border-right="none" fo:border-top="none" fo:border-bottom="0.5pt solid #000000"/>
    </style:style>
    <style:style style:name="Tableau1.D7" style:family="table-cell">
      <style:table-cell-properties style:vertical-align="middle" fo:padding="0.097cm" fo:border-left="0.5pt solid #000000" fo:border-right="0.5pt solid #000000" fo:border-top="none" fo:border-bottom="0.5pt solid #000000"/>
    </style:style>
    <style:style style:name="Tableau1.E7" style:family="table-cell">
      <style:table-cell-properties style:vertical-align="middle" fo:padding="0.097cm" fo:border-left="0.5pt solid #000000" fo:border-right="none" fo:border-top="none" fo:border-bottom="0.5pt solid #000000"/>
    </style:style>
    <style:style style:name="Tableau1.F7" style:family="table-cell">
      <style:table-cell-properties style:vertical-align="middle" fo:padding="0.097cm" fo:border-left="0.5pt solid #000000" fo:border-right="none" fo:border-top="none" fo:border-bottom="0.5pt solid #000000"/>
    </style:style>
    <style:style style:name="Tableau1.G7" style:family="table-cell">
      <style:table-cell-properties style:vertical-align="middle" fo:padding="0.097cm" fo:border-left="0.5pt solid #000000" fo:border-right="none" fo:border-top="none" fo:border-bottom="0.5pt solid #000000"/>
    </style:style>
    <style:style style:name="Tableau1.H7" style:family="table-cell">
      <style:table-cell-properties style:vertical-align="middle" fo:padding="0.097cm" fo:border-left="0.5pt solid #000000" fo:border-right="none" fo:border-top="none" fo:border-bottom="0.5pt solid #000000"/>
    </style:style>
    <style:style style:name="Tableau1.I7" style:family="table-cell">
      <style:table-cell-properties style:vertical-align="middle" fo:padding="0.097cm" fo:border-left="0.5pt solid #000000" fo:border-right="none" fo:border-top="none" fo:border-bottom="0.5pt solid #000000"/>
    </style:style>
    <style:style style:name="Tableau1.J7" style:family="table-cell">
      <style:table-cell-properties style:vertical-align="middle" fo:padding="0.097cm" fo:border-left="0.5pt solid #000000" fo:border-right="none" fo:border-top="none" fo:border-bottom="0.5pt solid #000000"/>
    </style:style>
    <style:style style:name="Tableau1.K7" style:family="table-cell">
      <style:table-cell-properties style:vertical-align="middle" fo:padding="0.097cm" fo:border-left="0.5pt solid #000000" fo:border-right="none" fo:border-top="none" fo:border-bottom="0.5pt solid #000000"/>
    </style:style>
    <style:style style:name="Tableau1.L7" style:family="table-cell">
      <style:table-cell-properties style:vertical-align="middle" fo:padding="0.097cm" fo:border-left="0.5pt solid #000000" fo:border-right="none" fo:border-top="none" fo:border-bottom="0.5pt solid #000000"/>
    </style:style>
    <style:style style:name="Tableau1.M7" style:family="table-cell">
      <style:table-cell-properties style:vertical-align="middle" fo:padding="0.097cm" fo:border-left="0.5pt solid #000000" fo:border-right="none" fo:border-top="none" fo:border-bottom="0.5pt solid #000000"/>
    </style:style>
    <style:style style:name="Tableau1.N7" style:family="table-cell">
      <style:table-cell-properties style:vertical-align="middle" fo:background-color="#99d0d8" fo:padding="0.097cm" fo:border-left="0.5pt solid #000000" fo:border-right="none" fo:border-top="none" fo:border-bottom="0.5pt solid #000000" style:writing-mode="page">
        <style:background-image/>
      </style:table-cell-properties>
    </style:style>
    <style:style style:name="P1" style:family="paragraph" style:parent-style-name="Text_20_body">
      <style:text-properties officeooo:rsid="00140775" officeooo:paragraph-rsid="00140775"/>
    </style:style>
    <style:style style:name="P2" style:family="paragraph" style:parent-style-name="Title">
      <style:text-properties officeooo:rsid="005937c5" officeooo:paragraph-rsid="005937c5"/>
    </style:style>
    <style:style style:name="P3" style:family="paragraph" style:parent-style-name="Définition">
      <style:text-properties officeooo:rsid="00595b03" officeooo:paragraph-rsid="00595b03"/>
    </style:style>
    <style:style style:name="P4" style:family="paragraph" style:parent-style-name="Text_20_body">
      <style:text-properties officeooo:rsid="005fc5c7" officeooo:paragraph-rsid="005fc5c7"/>
    </style:style>
    <style:style style:name="P5" style:family="paragraph" style:parent-style-name="Text_20_body">
      <style:text-properties officeooo:rsid="005fc5c7" officeooo:paragraph-rsid="0081d716"/>
    </style:style>
    <style:style style:name="P6" style:family="paragraph" style:parent-style-name="Text_20_body">
      <style:text-properties officeooo:rsid="0061b307" officeooo:paragraph-rsid="0061b307"/>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fo:font-weight="bold" officeooo:rsid="0064c5e5" officeooo:paragraph-rsid="0064c5e5" style:font-weight-asian="bold" style:font-weight-complex="bold"/>
    </style:style>
    <style:style style:name="P9" style:family="paragraph" style:parent-style-name="Table_20_Contents">
      <style:paragraph-properties fo:text-align="center" style:justify-single-word="false"/>
      <style:text-properties fo:font-weight="bold" officeooo:rsid="0064c5e5" officeooo:paragraph-rsid="0067d581" style:font-weight-asian="bold" style:font-weight-complex="bold"/>
    </style:style>
    <style:style style:name="P10" style:family="paragraph" style:parent-style-name="Table_20_Contents">
      <style:paragraph-properties fo:text-align="center" style:justify-single-word="false"/>
      <style:text-properties fo:font-weight="bold" officeooo:rsid="0068b86e" officeooo:paragraph-rsid="0068b86e" style:font-weight-asian="bold" style:font-weight-complex="bold"/>
    </style:style>
    <style:style style:name="P11" style:family="paragraph" style:parent-style-name="Table_20_Contents">
      <style:paragraph-properties fo:text-align="center" style:justify-single-word="false"/>
      <style:text-properties fo:font-weight="bold" officeooo:rsid="0068b86e" officeooo:paragraph-rsid="00693117" style:font-weight-asian="bold" style:font-weight-complex="bold"/>
    </style:style>
    <style:style style:name="P12" style:family="paragraph" style:parent-style-name="Table_20_Contents">
      <style:paragraph-properties fo:text-align="center" style:justify-single-word="false"/>
      <style:text-properties officeooo:rsid="006afe9f" officeooo:paragraph-rsid="006afe9f"/>
    </style:style>
    <style:style style:name="P13" style:family="paragraph" style:parent-style-name="Table_20_Contents">
      <style:paragraph-properties fo:text-align="center" style:justify-single-word="false"/>
      <style:text-properties officeooo:rsid="006b66ce" officeooo:paragraph-rsid="006b66ce"/>
    </style:style>
    <style:style style:name="P14" style:family="paragraph" style:parent-style-name="Table_20_Contents">
      <style:paragraph-properties fo:text-align="center" style:justify-single-word="false"/>
      <style:text-properties officeooo:rsid="006f4621" officeooo:paragraph-rsid="006f4621"/>
    </style:style>
    <style:style style:name="P15" style:family="paragraph" style:parent-style-name="Table_20_Contents">
      <style:paragraph-properties fo:text-align="center" style:justify-single-word="false"/>
      <style:text-properties officeooo:rsid="0070fbed" officeooo:paragraph-rsid="0070fbed"/>
    </style:style>
    <style:style style:name="P16" style:family="paragraph" style:parent-style-name="Table_20_Contents">
      <style:paragraph-properties fo:text-align="center" style:justify-single-word="false"/>
      <style:text-properties officeooo:rsid="0072a0c6" officeooo:paragraph-rsid="0072a0c6"/>
    </style:style>
    <style:style style:name="P17" style:family="paragraph" style:parent-style-name="Table_20_Contents">
      <style:paragraph-properties fo:text-align="center" style:justify-single-word="false"/>
      <style:text-properties officeooo:rsid="0073cdb3" officeooo:paragraph-rsid="0073cdb3"/>
    </style:style>
    <style:style style:name="P18" style:family="paragraph" style:parent-style-name="Table_20_Contents">
      <style:paragraph-properties fo:text-align="center" style:justify-single-word="false"/>
      <style:text-properties officeooo:rsid="006b66ce" officeooo:paragraph-rsid="006b66ce" fo:background-color="transparent"/>
    </style:style>
    <style:style style:name="P19" style:family="paragraph" style:parent-style-name="Table_20_Contents">
      <style:paragraph-properties fo:text-align="center" style:justify-single-word="false"/>
      <style:text-properties fo:color="#263b46" loext:opacity="100%" style:font-name="arial1" officeooo:rsid="006b66ce" officeooo:paragraph-rsid="007ffb86" fo:background-color="transparent"/>
    </style:style>
    <style:style style:name="P20" style:family="paragraph" style:parent-style-name="Table_20_Contents">
      <style:paragraph-properties fo:text-align="center" style:justify-single-word="false"/>
      <style:text-properties fo:color="#263b46" loext:opacity="100%" style:font-name="arial1" officeooo:rsid="006b66ce" officeooo:paragraph-rsid="007ffb86"/>
    </style:style>
    <style:style style:name="P21" style:family="paragraph" style:parent-style-name="Text_20_body">
      <style:text-properties officeooo:paragraph-rsid="005937c5"/>
    </style:style>
    <style:style style:name="P22" style:family="paragraph" style:parent-style-name="Text_20_body">
      <style:text-properties officeooo:rsid="0085cb11" officeooo:paragraph-rsid="0085cb11"/>
    </style:style>
    <style:style style:name="P23" style:family="paragraph" style:parent-style-name="Text_20_body">
      <style:text-properties officeooo:rsid="00871b4c" officeooo:paragraph-rsid="00871b4c"/>
    </style:style>
    <style:style style:name="P24" style:family="paragraph" style:parent-style-name="Text_20_body">
      <style:text-properties officeooo:rsid="008858fa" officeooo:paragraph-rsid="008858fa"/>
    </style:style>
    <style:style style:name="P25" style:family="paragraph" style:parent-style-name="Table_20_Contents">
      <style:paragraph-properties fo:text-align="center" style:justify-single-word="false"/>
      <style:text-properties officeooo:rsid="006b66ce" officeooo:paragraph-rsid="006b66ce" fo:background-color="transparent"/>
    </style:style>
    <style:style style:name="P26" style:family="paragraph" style:parent-style-name="Table_20_Contents">
      <style:paragraph-properties fo:text-align="center" style:justify-single-word="false"/>
      <style:text-properties officeooo:rsid="006f2837" officeooo:paragraph-rsid="006f2837"/>
    </style:style>
    <style:style style:name="P27" style:family="paragraph" style:parent-style-name="Table_20_Contents">
      <style:paragraph-properties fo:text-align="center" style:justify-single-word="false"/>
      <style:text-properties officeooo:rsid="006b66ce" officeooo:paragraph-rsid="006b66ce"/>
    </style:style>
    <style:style style:name="P28" style:family="paragraph" style:parent-style-name="Table_20_Contents">
      <style:paragraph-properties fo:text-align="center" style:justify-single-word="false"/>
      <style:text-properties officeooo:rsid="006e0042" officeooo:paragraph-rsid="006e0042"/>
    </style:style>
    <style:style style:name="P29" style:family="paragraph" style:parent-style-name="Table_20_Contents">
      <style:paragraph-properties fo:text-align="center" style:justify-single-word="false"/>
      <style:text-properties officeooo:rsid="006afe9f" officeooo:paragraph-rsid="006afe9f"/>
    </style:style>
    <style:style style:name="P30" style:family="paragraph" style:parent-style-name="Heading_20_1">
      <style:text-properties officeooo:rsid="0042f276" officeooo:paragraph-rsid="0042f276"/>
    </style:style>
    <style:style style:name="P31" style:family="paragraph" style:parent-style-name="Heading_20_1" style:master-page-name="Landscape">
      <style:paragraph-properties style:page-number="auto"/>
      <style:text-properties officeooo:rsid="005937c5" officeooo:paragraph-rsid="005937c5"/>
    </style:style>
    <style:style style:name="P32" style:family="paragraph" style:parent-style-name="Heading_20_1" style:master-page-name="Standard">
      <style:paragraph-properties style:page-number="auto"/>
      <style:text-properties officeooo:rsid="005937c5" officeooo:paragraph-rsid="005937c5"/>
    </style:style>
    <style:style style:name="P33" style:family="paragraph" style:parent-style-name="Heading_20_2">
      <style:paragraph-properties fo:break-before="page"/>
      <style:text-properties officeooo:rsid="00595b03" officeooo:paragraph-rsid="00595b03"/>
    </style:style>
    <style:style style:name="P34" style:family="paragraph" style:parent-style-name="Heading_20_2" style:list-style-name="">
      <style:text-properties officeooo:rsid="00595b03" officeooo:paragraph-rsid="00595b03"/>
    </style:style>
    <style:style style:name="P35" style:family="paragraph" style:parent-style-name="Heading_20_2" style:list-style-name="Numbering_20_123">
      <style:text-properties officeooo:rsid="00493398" officeooo:paragraph-rsid="00595b03"/>
    </style:style>
    <style:style style:name="P36" style:family="paragraph" style:parent-style-name="Heading_20_2">
      <style:text-properties officeooo:paragraph-rsid="0061b307"/>
    </style:style>
    <style:style style:name="P37" style:family="paragraph" style:parent-style-name="Text_20_body">
      <style:text-properties fo:color="#263b46" loext:opacity="100%" style:font-name="arial1" officeooo:rsid="00871b4c" officeooo:paragraph-rsid="00871b4c"/>
    </style:style>
    <style:style style:name="P38" style:family="paragraph" style:parent-style-name="Text_20_body">
      <style:text-properties officeooo:paragraph-rsid="0095af9c"/>
    </style:style>
    <style:style style:name="P39" style:family="paragraph" style:parent-style-name="Text_20_body">
      <style:text-properties officeooo:rsid="00847718" officeooo:paragraph-rsid="00961cfe"/>
    </style:style>
    <style:style style:name="P40" style:family="paragraph" style:parent-style-name="Text_20_body">
      <style:text-properties officeooo:rsid="00961cfe" officeooo:paragraph-rsid="00961cfe"/>
    </style:style>
    <style:style style:name="P41" style:family="paragraph" style:parent-style-name="Text_20_body">
      <style:text-properties officeooo:rsid="008331e3" officeooo:paragraph-rsid="008331e3"/>
    </style:style>
    <style:style style:name="P42" style:family="paragraph" style:parent-style-name="Text_20_body">
      <style:text-properties officeooo:paragraph-rsid="00a7ef56"/>
    </style:style>
    <style:style style:name="P43" style:family="paragraph" style:parent-style-name="Text_20_body">
      <style:text-properties officeooo:rsid="00871b4c" officeooo:paragraph-rsid="00b4668b"/>
    </style:style>
    <style:style style:name="P44" style:family="paragraph" style:parent-style-name="Text_20_body">
      <style:text-properties officeooo:rsid="00b4668b" officeooo:paragraph-rsid="00b4668b"/>
    </style:style>
    <style:style style:name="P45" style:family="paragraph">
      <loext:graphic-properties draw:fill-color="#000000"/>
      <style:paragraph-properties fo:text-align="center"/>
    </style:style>
    <style:style style:name="T1" style:family="text">
      <style:text-properties officeooo:rsid="005937c5"/>
    </style:style>
    <style:style style:name="T2" style:family="text">
      <style:text-properties officeooo:rsid="005a6467"/>
    </style:style>
    <style:style style:name="T3" style:family="text">
      <style:text-properties fo:font-style="italic" style:font-style-asian="italic" style:font-style-complex="italic"/>
    </style:style>
    <style:style style:name="T4" style:family="text">
      <style:text-properties fo:color="#263b46" loext:opacity="100%" style:font-name="arial1"/>
    </style:style>
    <style:style style:name="T5" style:family="text">
      <style:text-properties fo:color="#263b46" loext:opacity="100%" style:font-name="arial1" officeooo:rsid="00638b00"/>
    </style:style>
    <style:style style:name="T6" style:family="text">
      <style:text-properties fo:color="#263b46" loext:opacity="100%" style:font-name="arial1" officeooo:rsid="0081d6bc"/>
    </style:style>
    <style:style style:name="T7" style:family="text">
      <style:text-properties fo:color="#263b46" loext:opacity="100%" style:font-name="arial1" officeooo:rsid="00872ca7"/>
    </style:style>
    <style:style style:name="T8" style:family="text">
      <style:text-properties fo:color="#263b46" loext:opacity="100%" style:font-name="arial1" officeooo:rsid="008ce84c"/>
    </style:style>
    <style:style style:name="T9" style:family="text">
      <style:text-properties fo:color="#263b46" loext:opacity="100%" style:font-name="arial1" fo:font-weight="normal" officeooo:rsid="0095af9c" style:font-weight-asian="normal" style:font-weight-complex="normal"/>
    </style:style>
    <style:style style:name="T10" style:family="text">
      <style:text-properties fo:color="#263b46" loext:opacity="100%" style:font-name="arial1" fo:font-weight="normal" officeooo:rsid="00a7ef56" style:font-weight-asian="normal" style:font-weight-complex="normal"/>
    </style:style>
    <style:style style:name="T11" style:family="text">
      <style:text-properties fo:color="#263b46" loext:opacity="100%" style:font-name="arial1" officeooo:rsid="00978e82"/>
    </style:style>
    <style:style style:name="T12" style:family="text">
      <style:text-properties fo:color="#263b46" loext:opacity="100%" style:font-name="arial1" officeooo:rsid="00995d24"/>
    </style:style>
    <style:style style:name="T13" style:family="text">
      <style:text-properties fo:color="#263b46" loext:opacity="100%" style:font-name="arial1" officeooo:rsid="009aa9a4"/>
    </style:style>
    <style:style style:name="T14" style:family="text">
      <style:text-properties fo:color="#263b46" loext:opacity="100%" style:font-name="arial1" officeooo:rsid="009c03c1"/>
    </style:style>
    <style:style style:name="T15" style:family="text">
      <style:text-properties fo:color="#263b46" loext:opacity="100%" style:font-name="arial1" fo:font-weight="bold" style:font-weight-asian="bold" style:font-weight-complex="bold"/>
    </style:style>
    <style:style style:name="T16" style:family="text">
      <style:text-properties fo:color="#263b46" loext:opacity="100%" style:font-name="arial1" fo:font-weight="bold" officeooo:rsid="00a7ef56" style:font-weight-asian="bold" style:font-weight-complex="bold"/>
    </style:style>
    <style:style style:name="T17" style:family="text">
      <style:text-properties fo:color="#263b46" loext:opacity="100%" style:font-name="arial1" fo:font-weight="bold" officeooo:rsid="00872ca7" style:font-weight-asian="bold" style:font-weight-complex="bold"/>
    </style:style>
    <style:style style:name="T18" style:family="text">
      <style:text-properties fo:color="#263b46" loext:opacity="100%" style:font-name="arial1" fo:font-weight="bold" officeooo:rsid="00b4668b" style:font-weight-asian="bold" style:font-weight-complex="bold"/>
    </style:style>
    <style:style style:name="T19" style:family="text">
      <style:text-properties fo:color="#263b46" loext:opacity="100%" style:font-name="arial1" officeooo:rsid="00a7ef56"/>
    </style:style>
    <style:style style:name="T20" style:family="text">
      <style:text-properties fo:color="#263b46" loext:opacity="100%" style:font-name="arial1" officeooo:rsid="006afe9f"/>
    </style:style>
    <style:style style:name="T21" style:family="text">
      <style:text-properties fo:color="#263b46" loext:opacity="100%" style:font-name="arial1" officeooo:rsid="006afe9f" fo:background-color="#99d0d8" loext:char-shading-value="0"/>
    </style:style>
    <style:style style:name="T22" style:family="text">
      <style:text-properties fo:color="#263b46" loext:opacity="100%" style:font-name="arial1" officeooo:rsid="00abd60b"/>
    </style:style>
    <style:style style:name="T23" style:family="text">
      <style:text-properties fo:color="#263b46" loext:opacity="100%" style:font-name="arial1" officeooo:rsid="00b22e1e"/>
    </style:style>
    <style:style style:name="T24" style:family="text">
      <style:text-properties fo:color="#263b46" loext:opacity="100%" style:font-name="arial1" officeooo:rsid="00b27157"/>
    </style:style>
    <style:style style:name="T25" style:family="text">
      <style:text-properties fo:color="#263b46" loext:opacity="100%" style:font-name="arial1" officeooo:rsid="00b4668b"/>
    </style:style>
    <style:style style:name="T26" style:family="text">
      <style:text-properties fo:color="#263b46" loext:opacity="100%" style:font-name="arial1" officeooo:rsid="00b50eb8"/>
    </style:style>
    <style:style style:name="T27" style:family="text">
      <style:text-properties officeooo:rsid="005fc5c7"/>
    </style:style>
    <style:style style:name="T28" style:family="text">
      <style:text-properties officeooo:rsid="006257c6"/>
    </style:style>
    <style:style style:name="T29" style:family="text">
      <style:text-properties officeooo:rsid="00638b00"/>
    </style:style>
    <style:style style:name="T30" style:family="text">
      <style:text-properties officeooo:rsid="00693117"/>
    </style:style>
    <style:style style:name="T31" style:family="text">
      <style:text-properties officeooo:rsid="0081d6bc"/>
    </style:style>
    <style:style style:name="T32" style:family="text">
      <style:text-properties fo:font-weight="bold" style:font-weight-asian="bold" style:font-weight-complex="bold"/>
    </style:style>
    <style:style style:name="T33" style:family="text">
      <style:text-properties fo:font-weight="bold" officeooo:rsid="0088b684" style:font-weight-asian="bold" style:font-weight-complex="bold"/>
    </style:style>
    <style:style style:name="T34" style:family="text">
      <style:text-properties fo:font-weight="bold" officeooo:rsid="008331e3" style:font-weight-asian="bold" style:font-weight-complex="bold"/>
    </style:style>
    <style:style style:name="T35" style:family="text">
      <style:text-properties fo:font-weight="bold" officeooo:rsid="0081d6bc" style:font-weight-asian="bold" style:font-weight-complex="bold"/>
    </style:style>
    <style:style style:name="T36" style:family="text">
      <style:text-properties fo:font-weight="bold" officeooo:rsid="005fc5c7" style:font-weight-asian="bold" style:font-weight-complex="bold"/>
    </style:style>
    <style:style style:name="T37" style:family="text">
      <style:text-properties fo:font-weight="bold" officeooo:rsid="0095af9c" style:font-weight-asian="bold" style:font-weight-complex="bold"/>
    </style:style>
    <style:style style:name="T38" style:family="text">
      <style:text-properties fo:font-weight="bold" officeooo:rsid="00af3e35" style:font-weight-asian="bold" style:font-weight-complex="bold"/>
    </style:style>
    <style:style style:name="T39" style:family="text">
      <style:text-properties fo:font-weight="bold" officeooo:rsid="00a983e5" style:font-weight-asian="bold" style:font-weight-complex="bold"/>
    </style:style>
    <style:style style:name="T40" style:family="text">
      <style:text-properties officeooo:rsid="0081d716"/>
    </style:style>
    <style:style style:name="T41" style:family="text">
      <style:text-properties officeooo:rsid="008331e3"/>
    </style:style>
    <style:style style:name="T42" style:family="text">
      <style:text-properties officeooo:rsid="0088b684"/>
    </style:style>
    <style:style style:name="T43" style:family="text">
      <style:text-properties officeooo:rsid="00891813"/>
    </style:style>
    <style:style style:name="T44" style:family="text">
      <style:text-properties officeooo:rsid="008c7174"/>
    </style:style>
    <style:style style:name="T45" style:family="text">
      <style:text-properties officeooo:rsid="008d033a"/>
    </style:style>
    <style:style style:name="T46" style:family="text">
      <style:text-properties officeooo:rsid="008d47c9"/>
    </style:style>
    <style:style style:name="T47" style:family="text">
      <style:text-properties fo:font-weight="normal" officeooo:rsid="0095af9c" style:font-weight-asian="normal" style:font-weight-complex="normal"/>
    </style:style>
    <style:style style:name="T48" style:family="text">
      <style:text-properties fo:font-weight="normal" officeooo:rsid="00af3e35" style:font-weight-asian="normal" style:font-weight-complex="normal"/>
    </style:style>
    <style:style style:name="T49" style:family="text">
      <style:text-properties officeooo:rsid="00959574"/>
    </style:style>
    <style:style style:name="T50" style:family="text">
      <style:text-properties officeooo:rsid="0095af9c"/>
    </style:style>
    <style:style style:name="T51" style:family="text">
      <style:text-properties officeooo:rsid="00961cfe"/>
    </style:style>
    <style:style style:name="T52" style:family="text">
      <style:text-properties officeooo:rsid="00995d24"/>
    </style:style>
    <style:style style:name="T53" style:family="text">
      <style:text-properties officeooo:rsid="00595b03"/>
    </style:style>
    <style:style style:name="T54" style:family="text">
      <style:text-properties officeooo:rsid="009cdf97"/>
    </style:style>
    <style:style style:name="T55" style:family="text">
      <style:text-properties officeooo:rsid="009e1fbb"/>
    </style:style>
    <style:style style:name="T56" style:family="text">
      <style:text-properties officeooo:rsid="009f9b84"/>
    </style:style>
    <style:style style:name="T57" style:family="text">
      <style:text-properties officeooo:rsid="00a187ff"/>
    </style:style>
    <style:style style:name="T58" style:family="text">
      <style:text-properties officeooo:rsid="00a32485"/>
    </style:style>
    <style:style style:name="T59" style:family="text">
      <style:text-properties officeooo:rsid="00a50d6d"/>
    </style:style>
    <style:style style:name="T60" style:family="text">
      <style:text-properties officeooo:rsid="00a7ef56"/>
    </style:style>
    <style:style style:name="T61" style:family="text">
      <style:text-properties officeooo:rsid="00a983e5"/>
    </style:style>
    <style:style style:name="T62" style:family="text">
      <style:text-properties officeooo:rsid="00ab3ed5"/>
    </style:style>
    <style:style style:name="T63" style:family="text">
      <style:text-properties officeooo:rsid="00abd60b"/>
    </style:style>
    <style:style style:name="T64" style:family="text">
      <style:text-properties officeooo:rsid="00af3e35"/>
    </style:style>
    <style:style style:name="T65" style:family="text">
      <style:text-properties officeooo:rsid="00af9359"/>
    </style:style>
    <style:style style:name="T66" style:family="text">
      <style:text-properties officeooo:rsid="00b159eb"/>
    </style:style>
    <style:style style:name="T67" style:family="text">
      <style:text-properties officeooo:rsid="00b22e1e"/>
    </style:style>
    <style:style style:name="T68" style:family="text">
      <style:text-properties officeooo:rsid="00b78d7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BLÈME D’ACTIVATION DE CAPTEURS <text:s/>POUR SURVEILLANCE DE ZONES</text:p>
      <text:p text:style-name="P1"><draw:line text:anchor-type="char" draw:z-index="0" draw:name="Ligne 1" draw:style-name="gr1" draw:text-style-name="P45" svg:x1="1.289cm" svg:y1="0.254cm" svg:x2="15.709cm" svg:y2="0.231cm"><text:p/></draw:line></text:p>
      <text:h text:style-name="P30" text:outline-level="1">Con<text:span text:style-name="T1">struction des heuristiques</text:span></text:h>
      <text:h text:style-name="Heading_20_2" text:outline-level="2">Explication des méthodes is_<text:span text:style-name="T3">valide()</text:span> et <text:span text:style-name="T3">is_elementaire()</text:span></text:h>
      <text:p text:style-name="Text_20_body">Tout d’abord, <text:span text:style-name="T45">nous allons </text:span><text:span text:style-name="T27">vous présenter deux méthodes utilisées dans toutes nos heuristiques. </text:span><text:span text:style-name="T41">Pour l’ensemble de notre code nous avons cré</text:span><text:span text:style-name="T42">é</text:span><text:span text:style-name="T41"> un objet </text:span><text:span text:style-name="T33">C</text:span><text:span text:style-name="T34">apteur </text:span><text:span text:style-name="T41">qui contien</text:span><text:span text:style-name="T43">t</text:span><text:span text:style-name="T41"> la durée de vie ainsi que les zones couvertes </text:span><text:span text:style-name="T43">afin de faciliter la manipulation des données</text:span><text:span text:style-name="T41">.</text:span></text:p>
      <text:p text:style-name="P4">I<text:span text:style-name="T32">s_valide()</text:span> : <text:span text:style-name="T31">La méthode </text:span><text:span text:style-name="T35">is_valide()</text:span><text:span text:style-name="T31"> permet de vérifier si la solution proposée en paramètre couvre bien toutes les zones. Cette méthode parcour</text:span><text:span text:style-name="T44">t</text:span><text:span text:style-name="T31"> tou</text:span><text:span text:style-name="T44">s</text:span><text:span text:style-name="T31"> les capteurs de la solution et ajoute dans un tableau les zones couverte</text:span><text:span text:style-name="T44">s</text:span><text:span text:style-name="T31"> par ce capteur en enlevant les doublons. Ce</text:span><text:span text:style-name="T44">la </text:span><text:span text:style-name="T31">nous permet de tester si la solution est valide gr</text:span><text:span text:style-name="T6">âce à la longueur du tableau et donc de savoir si toutes les zone</text:span><text:span text:style-name="T8">s</text:span><text:span text:style-name="T6"> sont couvertes.</text:span></text:p>
      <text:p text:style-name="P5"><text:span text:style-name="T32">is_elementaire() </text:span>: <text:span text:style-name="T31">La méthode </text:span><text:span text:style-name="T35">is_elementaire()</text:span><text:span text:style-name="T31"> permet de savoir si il y a des capteurs inutile</text:span><text:span text:style-name="T45">s</text:span><text:span text:style-name="T31"> dans la solution. </text:span><text:span text:style-name="T40">Cette méthode utilise une double boucle sur les capteurs de la solution. L’idée de cette méthode est de vérifier si la solution couvre toutes les zones en enlevant un capteur. Ce test est réalisé pour chaque capteurs, ce qui permet de vérififier si il ya des capteurs inutile</text:span><text:span text:style-name="T46">s</text:span><text:span text:style-name="T40"> et donc de savoir si la solution est élémentaire.</text:span></text:p>
      <text:h text:style-name="P36" text:outline-level="2"><text:span text:style-name="T53">Glouton</text:span></text:h>
      <text:p text:style-name="P38"><text:span text:style-name="T27">La méthode </text:span><text:span text:style-name="T36">generer_combinaison_solution() </text:span><text:span text:style-name="T27">commence par une boucle sur le nombre de zones, en utilisant une variable i. Cette boucle permet de générer toutes les combinaisons possibles de capteurs pour couvrir les zones en utilisant la méthode </text:span><text:span text:style-name="T36">itertools.combinations()</text:span><text:span text:style-name="T27">. En effet, </text:span><text:span text:style-name="T49">elle </text:span><text:span text:style-name="T27">génère toutes les combinaisons possibles de i éléments parmi les capteurs fournis, sans tenir compte de l'ordre (ainsi, les combinaisons (1, 2) et (2, 1) sont considérées comme identiques). </text:span><text:span text:style-name="T49">Ensuite, nous vérifions que</text:span><text:span text:style-name="T27"> chacune de ces combinaisons est valide </text:span><text:span text:style-name="T49">puis</text:span><text:span text:style-name="T27"> élémentaire pour </text:span><text:span text:style-name="T50">réduire le temps d’exécution</text:span><text:span text:style-name="T27">. </text:span><text:span text:style-name="T50">Si ces deux conditions sont respectées, la combinaison est ajoutée au tableau qui est retourné à la fin de la méthode. De plus, nous avons ajouté un timer à l’aide de la </text:span><text:span text:style-name="T47">bibliothèque </text:span><text:span text:style-name="T37">time </text:span><text:span text:style-name="T47">dans l’objectif d’arr</text:span><text:span text:style-name="T9">êter la méthode en cas de fichiers trop volumineux.</text:span></text:p>
      <text:h text:style-name="P34" text:outline-level="2"/>
      <text:h text:style-name="P33" text:outline-level="2">Récursion avec une liste tabou<text:span text:style-name="T51">e</text:span></text:h>
      <text:p text:style-name="P3">Classique</text:p>
      <text:p text:style-name="P40">Cette méthode repose sur le<text:span text:style-name="T52">s</text:span> <text:span text:style-name="T4">principes de récursion </text:span><text:span text:style-name="T12">et de</text:span><text:span text:style-name="T4"> liste taboue. L’objectif est de générer un nombre maximum de solutions pertinentes</text:span><text:span text:style-name="T11"> </text:span><text:span text:style-name="T4">au détriment </text:span><text:span text:style-name="T13">de l’ensemble </text:span><text:span text:style-name="T4">de</text:span><text:span text:style-name="T13">s</text:span><text:span text:style-name="T4"> solutions </text:span><text:span text:style-name="T14">possibles</text:span><text:span text:style-name="T4">.</text:span></text:p>
      <text:p text:style-name="P39"><text:span text:style-name="T54">Elle commen</text:span><text:span text:style-name="T55">ce</text:span><text:span text:style-name="T54"> par</text:span> boucle<text:span text:style-name="T54">r</text:span> sur la liste de tou<text:span text:style-name="T51">s</text:span> les capteurs. Si le capteur est dans la liste tabou<text:span text:style-name="T51">e</text:span> nous appelons de manière récursive la méthode en augmentant l’index de départ de la première boucle pour passer au capteur suivant et éviter de <text:span text:style-name="T56">prendre</text:span> à nouveau des capteurs déjà <text:span text:style-name="T58">visités</text:span>. Dans le cas où le capteur n’est pas dans la liste tabou<text:span text:style-name="T57">e,</text:span> nous l’ajoutons <text:span text:style-name="T51">à la solution actuelle</text:span>. Puis nous testons si la solution actuelle est <text:s/>valide et élémentaire à l’aide des méthodes présentées ci-dessus. Si c’est le cas nous ajoutons la solution au tableau de solution<text:span text:style-name="T59">s</text:span> final et nous appelons à nouveau de manière récursive la méthode en changeant l’index de début de la grande boucle. </text:p>
      <text:p text:style-name="P41">De la m<text:span text:style-name="T4">ême manière que la méthode glouton, nous avons ajout</text:span><text:span text:style-name="T19">é</text:span><text:span text:style-name="T4"> </text:span><text:span text:style-name="T19">plusieurs </text:span><text:span text:style-name="T4">paramètre</text:span><text:span text:style-name="T19">s</text:span><text:span text:style-name="T4"> </text:span><text:span text:style-name="T19">(</text:span><text:span text:style-name="T15">nb_itération </text:span><text:span text:style-name="T10">et</text:span><text:span text:style-name="T16"> timer_depart/time_limit)</text:span><text:span text:style-name="T4"> dans le but de stopper la méthode dans le cas où les fichiers à traiter sont trop volumineux.</text:span></text:p>
      <text:p text:style-name="P3">Tri croissant du nombre de zones couvertes par les capteurs</text:p>
      <text:p text:style-name="P6">Cette heuristique consiste dans un premier temps à trier l’ensemble des capteurs par ord<text:span text:style-name="T28">r</text:span>e croissant du nombre de zones qu’ils couvrent. <text:span text:style-name="T28">Puis, </text:span><text:span text:style-name="T29">on utilise la m</text:span><text:span text:style-name="T5">ême méthode que dans la section ci-dessus mais avec </text:span><text:span text:style-name="T19">ce tableau de capteurs triés.</text:span></text:p>
      <text:p text:style-name="P3">Tri décroissant du nombre de zones couvertes par les capteurs</text:p>
      <text:p text:style-name="P42"><text:span text:style-name="T60">De la m</text:span><text:span text:style-name="T19">ême manière que l’heuristique précédente, nous commençons cette fois-ci par trier les capteurs par ordre décroissant avant d’exécuter la méthode classique.</text:span></text:p>
      <text:list xml:id="list1615611728" text:style-name="Numbering_20_123">
        <text:list-item>
          <text:list>
            <text:list-header>
              <text:h text:style-name="P35" text:outline-level="2"/>
            </text:list-header>
          </text:list>
        </text:list-item>
      </text:list>
      <text:h text:style-name="P31" text:outline-level="1">Solutions obtenu<text:span text:style-name="T2">e</text:span>s</text:h>
      <text:p text:style-name="P21"/>
      <table:table table:name="Tableau1" table:style-name="Tableau1">
        <table:table-column table:style-name="Tableau1.A"/>
        <table:table-column table:style-name="Tableau1.B"/>
        <table:table-column table:style-name="Tableau1.C" table:number-columns-repeated="14"/>
        <table:table-row>
          <table:table-cell table:style-name="Tableau1.A1" table:number-rows-spanned="2" office:value-type="string">
            <text:p text:style-name="P9">Nom Fichier</text:p>
            <text:p text:style-name="P9">Méthodes</text:p>
          </table:table-cell>
          <table:table-cell table:style-name="Tableau1.B1" table:number-columns-spanned="3" office:value-type="string">
            <text:p text:style-name="P8">Fichier-exemple</text:p>
          </table:table-cell>
          <table:covered-table-cell/>
          <table:covered-table-cell/>
          <table:table-cell table:style-name="Tableau1.A1" table:number-columns-spanned="3" office:value-type="string">
            <text:p text:style-name="P8">Moyen test 3</text:p>
          </table:table-cell>
          <table:covered-table-cell/>
          <table:covered-table-cell/>
          <table:table-cell table:style-name="Tableau1.A1" table:number-columns-spanned="3" office:value-type="string">
            <text:p text:style-name="P8">Moyen test 2</text:p>
          </table:table-cell>
          <table:covered-table-cell/>
          <table:covered-table-cell/>
          <table:table-cell table:style-name="Tableau1.A1" table:number-columns-spanned="3" office:value-type="string">
            <text:p text:style-name="P8">Gros test 1</text:p>
          </table:table-cell>
          <table:covered-table-cell/>
          <table:covered-table-cell/>
          <table:table-cell table:style-name="Tableau1.B1" table:number-columns-spanned="3" office:value-type="string">
            <text:p text:style-name="P8">Maxi test</text:p>
          </table:table-cell>
          <table:covered-table-cell/>
          <table:covered-table-cell/>
        </table:table-row>
        <table:table-row>
          <table:covered-table-cell table:style-name="Tableau1.A1"/>
          <table:table-cell table:style-name="Tableau1.B2" office:value-type="string">
            <text:p text:style-name="P10">Max</text:p>
          </table:table-cell>
          <table:table-cell table:style-name="Tableau1.B2" office:value-type="string">
            <text:p text:style-name="P10">Nb conf</text:p>
          </table:table-cell>
          <table:table-cell table:style-name="Tableau1.D2" office:value-type="string">
            <text:p text:style-name="P10">Temps <text:span text:style-name="T30">(s)</text:span></text:p>
          </table:table-cell>
          <table:table-cell table:style-name="Tableau1.B2" office:value-type="string">
            <text:p text:style-name="P10">Max</text:p>
          </table:table-cell>
          <table:table-cell table:style-name="Tableau1.B2" office:value-type="string">
            <text:p text:style-name="P10">Nb conf</text:p>
          </table:table-cell>
          <table:table-cell table:style-name="Tableau1.B2" office:value-type="string">
            <text:p text:style-name="P11">Temps <text:span text:style-name="T30">(s)</text:span></text:p>
          </table:table-cell>
          <table:table-cell table:style-name="Tableau1.B2" office:value-type="string">
            <text:p text:style-name="P10">Max</text:p>
          </table:table-cell>
          <table:table-cell table:style-name="Tableau1.B2" office:value-type="string">
            <text:p text:style-name="P10">Nb conf</text:p>
          </table:table-cell>
          <table:table-cell table:style-name="Tableau1.B2" office:value-type="string">
            <text:p text:style-name="P11">Temps <text:span text:style-name="T30">(s)</text:span></text:p>
          </table:table-cell>
          <table:table-cell table:style-name="Tableau1.B2" office:value-type="string">
            <text:p text:style-name="P10">Max</text:p>
          </table:table-cell>
          <table:table-cell table:style-name="Tableau1.B2" office:value-type="string">
            <text:p text:style-name="P10">Nb conf</text:p>
          </table:table-cell>
          <table:table-cell table:style-name="Tableau1.B2" office:value-type="string">
            <text:p text:style-name="P11">Temps <text:span text:style-name="T30">(s)</text:span></text:p>
          </table:table-cell>
          <table:table-cell table:style-name="Tableau1.B2" office:value-type="string">
            <text:p text:style-name="P10">Max</text:p>
          </table:table-cell>
          <table:table-cell table:style-name="Tableau1.B2" office:value-type="string">
            <text:p text:style-name="P10">Nb conf</text:p>
          </table:table-cell>
          <table:table-cell table:style-name="Tableau1.D2" office:value-type="string">
            <text:p text:style-name="P11">Temps <text:span text:style-name="T30">(s)</text:span></text:p>
          </table:table-cell>
        </table:table-row>
        <table:table-row>
          <table:table-cell table:style-name="Tableau1.B2" office:value-type="string">
            <text:p text:style-name="P8">Glouton</text:p>
          </table:table-cell>
          <table:table-cell table:style-name="Tableau1.B3" office:value-type="string">
            <text:p text:style-name="P12">8,5</text:p>
          </table:table-cell>
          <table:table-cell table:style-name="Tableau1.B3" office:value-type="string">
            <text:p text:style-name="P12">4</text:p>
          </table:table-cell>
          <table:table-cell table:style-name="Tableau1.D3" office:value-type="string">
            <text:p text:style-name="P13">0,0003</text:p>
          </table:table-cell>
          <table:table-cell table:style-name="Tableau1.B3" office:value-type="string">
            <text:p text:style-name="P28">395</text:p>
          </table:table-cell>
          <table:table-cell table:style-name="Tableau1.B3" office:value-type="string">
            <text:p text:style-name="P28">19</text:p>
          </table:table-cell>
          <table:table-cell table:style-name="Tableau1.B3" office:value-type="string">
            <text:p text:style-name="P13">0,0056</text:p>
          </table:table-cell>
          <table:table-cell table:style-name="Tableau1.B3" office:value-type="string">
            <text:p text:style-name="P28">104</text:p>
          </table:table-cell>
          <table:table-cell table:style-name="Tableau1.B3" office:value-type="string">
            <text:p text:style-name="P28">238</text:p>
          </table:table-cell>
          <table:table-cell table:style-name="Tableau1.B3" office:value-type="string">
            <text:p text:style-name="P13">3,95</text:p>
          </table:table-cell>
          <table:table-cell table:style-name="Tableau1.B3" office:value-type="string">
            <text:p text:style-name="P26">2793,8</text:p>
          </table:table-cell>
          <table:table-cell table:style-name="Tableau1.B3" office:value-type="string">
            <text:p text:style-name="P26">12780</text:p>
          </table:table-cell>
          <table:table-cell table:style-name="Tableau1.B3" office:value-type="string">
            <text:p text:style-name="P13">15,211</text:p>
          </table:table-cell>
          <table:table-cell table:style-name="Tableau1.B3" office:value-type="string">
            <text:p text:style-name="P26">5680</text:p>
          </table:table-cell>
          <table:table-cell table:style-name="Tableau1.B3" office:value-type="string">
            <text:p text:style-name="P26">7377</text:p>
          </table:table-cell>
          <table:table-cell table:style-name="Tableau1.D3" office:value-type="string">
            <text:p text:style-name="P18">15,739</text:p>
          </table:table-cell>
        </table:table-row>
        <table:table-row>
          <table:table-cell table:style-name="Tableau1.B2" office:value-type="string">
            <text:p text:style-name="P8">Récursion classique </text:p>
          </table:table-cell>
          <table:table-cell table:style-name="Tableau1.B4" office:value-type="string">
            <text:p text:style-name="P12">8,5</text:p>
          </table:table-cell>
          <table:table-cell table:style-name="Tableau1.C4" office:value-type="string">
            <text:p text:style-name="P12">4</text:p>
          </table:table-cell>
          <table:table-cell table:style-name="Tableau1.D4" office:value-type="string">
            <text:p text:style-name="P13">0,0005</text:p>
          </table:table-cell>
          <table:table-cell table:style-name="Tableau1.E4" office:value-type="string">
            <text:p text:style-name="P14">395</text:p>
          </table:table-cell>
          <table:table-cell table:style-name="Tableau1.E4" office:value-type="string">
            <text:p text:style-name="P14">10</text:p>
          </table:table-cell>
          <table:table-cell table:style-name="Tableau1.G4" office:value-type="string">
            <text:p text:style-name="P13">0,0009</text:p>
          </table:table-cell>
          <table:table-cell table:style-name="Tableau1.H4" office:value-type="string">
            <text:p text:style-name="P14">55</text:p>
          </table:table-cell>
          <table:table-cell table:style-name="Tableau1.H4" office:value-type="string">
            <text:p text:style-name="P14">13</text:p>
          </table:table-cell>
          <table:table-cell table:style-name="Tableau1.J4" office:value-type="string">
            <text:p text:style-name="P13">0,0011</text:p>
          </table:table-cell>
          <table:table-cell table:style-name="Tableau1.K4" office:value-type="string">
            <text:p text:style-name="P14">748</text:p>
          </table:table-cell>
          <table:table-cell table:style-name="Tableau1.K4" office:value-type="string">
            <text:p text:style-name="P14">37</text:p>
          </table:table-cell>
          <table:table-cell table:style-name="Tableau1.M4" office:value-type="string">
            <text:p text:style-name="P13">0,666</text:p>
          </table:table-cell>
          <table:table-cell table:style-name="Tableau1.N4" office:value-type="string">
            <text:p text:style-name="P14">296</text:p>
          </table:table-cell>
          <table:table-cell table:style-name="Tableau1.N4" office:value-type="string">
            <text:p text:style-name="P14">28</text:p>
          </table:table-cell>
          <table:table-cell table:style-name="Tableau1.P4" office:value-type="string">
            <text:p text:style-name="P18">165</text:p>
          </table:table-cell>
        </table:table-row>
        <table:table-row>
          <table:table-cell table:style-name="Tableau1.B2" office:value-type="string">
            <text:p text:style-name="P8">Récursion croissante</text:p>
          </table:table-cell>
          <table:table-cell table:style-name="Tableau1.B4" office:value-type="string">
            <text:p text:style-name="P12">8,5</text:p>
          </table:table-cell>
          <table:table-cell table:style-name="Tableau1.C4" office:value-type="string">
            <text:p text:style-name="P12">4</text:p>
          </table:table-cell>
          <table:table-cell table:style-name="Tableau1.D4" office:value-type="string">
            <text:p text:style-name="P13">0,0005</text:p>
          </table:table-cell>
          <table:table-cell table:style-name="Tableau1.E5" office:value-type="string">
            <text:p text:style-name="P15">345,5</text:p>
          </table:table-cell>
          <table:table-cell table:style-name="Tableau1.E5" office:value-type="string">
            <text:p text:style-name="P15">7</text:p>
          </table:table-cell>
          <table:table-cell table:style-name="Tableau1.G5" office:value-type="string">
            <text:p text:style-name="P13">0,0009</text:p>
          </table:table-cell>
          <table:table-cell table:style-name="Tableau1.H5" office:value-type="string">
            <text:p text:style-name="P15">28</text:p>
          </table:table-cell>
          <table:table-cell table:style-name="Tableau1.H5" office:value-type="string">
            <text:p text:style-name="P15">3</text:p>
          </table:table-cell>
          <table:table-cell table:style-name="Tableau1.J5" office:value-type="string">
            <text:p text:style-name="P13">0,0008</text:p>
          </table:table-cell>
          <table:table-cell table:style-name="Tableau1.K5" office:value-type="string">
            <text:p text:style-name="P15">1159,5</text:p>
          </table:table-cell>
          <table:table-cell table:style-name="Tableau1.K5" office:value-type="string">
            <text:p text:style-name="P15">41</text:p>
          </table:table-cell>
          <table:table-cell table:style-name="Tableau1.M5" office:value-type="string">
            <text:p text:style-name="P13">0,936</text:p>
          </table:table-cell>
          <table:table-cell table:style-name="Tableau1.N5" office:value-type="string">
            <text:p text:style-name="P7">/</text:p>
          </table:table-cell>
          <table:table-cell table:style-name="Tableau1.N5" office:value-type="string">
            <text:p text:style-name="P17">0</text:p>
          </table:table-cell>
          <table:table-cell table:style-name="Tableau1.P5" office:value-type="string">
            <text:p text:style-name="P18">206,9</text:p>
          </table:table-cell>
        </table:table-row>
        <table:table-row>
          <table:table-cell table:style-name="Tableau1.B2" table:number-rows-spanned="2" office:value-type="string">
            <text:p text:style-name="P8">Récursion décroissante</text:p>
          </table:table-cell>
          <table:table-cell table:style-name="Tableau1.B6" table:number-rows-spanned="2" office:value-type="string">
            <text:p text:style-name="P12">8,5</text:p>
          </table:table-cell>
          <table:table-cell table:style-name="Tableau1.C6" table:number-rows-spanned="2" office:value-type="string">
            <text:p text:style-name="P12">4</text:p>
          </table:table-cell>
          <table:table-cell table:style-name="Tableau1.D6" table:number-rows-spanned="2" office:value-type="string">
            <text:p text:style-name="P13">0,0006</text:p>
          </table:table-cell>
          <table:table-cell table:style-name="Tableau1.E6" table:number-rows-spanned="2" office:value-type="string">
            <text:p text:style-name="P16">395</text:p>
          </table:table-cell>
          <table:table-cell table:style-name="Tableau1.E6" table:number-rows-spanned="2" office:value-type="string">
            <text:p text:style-name="P16">13</text:p>
          </table:table-cell>
          <table:table-cell table:style-name="Tableau1.G6" table:number-rows-spanned="2" office:value-type="string">
            <text:p text:style-name="P13">0,0008</text:p>
          </table:table-cell>
          <table:table-cell table:style-name="Tableau1.H6" table:number-rows-spanned="2" office:value-type="string">
            <text:p text:style-name="P16">51</text:p>
          </table:table-cell>
          <table:table-cell table:style-name="Tableau1.H6" table:number-rows-spanned="2" office:value-type="string">
            <text:p text:style-name="P16">10</text:p>
          </table:table-cell>
          <table:table-cell table:style-name="Tableau1.J6" table:number-rows-spanned="2" office:value-type="string">
            <text:p text:style-name="P13">0,0009</text:p>
          </table:table-cell>
          <table:table-cell table:style-name="Tableau1.K6" table:number-rows-spanned="2" office:value-type="string">
            <text:p text:style-name="P16">1190</text:p>
          </table:table-cell>
          <table:table-cell table:style-name="Tableau1.K6" table:number-rows-spanned="2" office:value-type="string">
            <text:p text:style-name="P16">141</text:p>
          </table:table-cell>
          <table:table-cell table:style-name="Tableau1.M6" table:number-rows-spanned="2" office:value-type="string">
            <text:p text:style-name="P13">0,463</text:p>
          </table:table-cell>
          <table:table-cell table:style-name="Tableau1.N6" office:value-type="string">
            <text:p text:style-name="P16">82</text:p>
          </table:table-cell>
          <table:table-cell table:style-name="Tableau1.N6" office:value-type="string">
            <text:p text:style-name="P16">199 </text:p>
          </table:table-cell>
          <table:table-cell table:style-name="Tableau1.P6" office:value-type="string">
            <text:p text:style-name="P18">0,231</text:p>
          </table:table-cell>
        </table:table-row>
        <table:table-row table:style-name="Tableau1.7">
          <table:covered-table-cell table:style-name="Tableau1.B2"/>
          <table:covered-table-cell table:style-name="Tableau1.B6"/>
          <table:covered-table-cell table:style-name="Tableau1.C6"/>
          <table:covered-table-cell table:style-name="Tableau1.D6"/>
          <table:covered-table-cell table:style-name="Tableau1.E6"/>
          <table:covered-table-cell table:style-name="Tableau1.E6"/>
          <table:covered-table-cell table:style-name="Tableau1.G6"/>
          <table:covered-table-cell table:style-name="Tableau1.H6"/>
          <table:covered-table-cell table:style-name="Tableau1.H6"/>
          <table:covered-table-cell table:style-name="Tableau1.J6"/>
          <table:covered-table-cell table:style-name="Tableau1.K6"/>
          <table:covered-table-cell table:style-name="Tableau1.K6"/>
          <table:covered-table-cell table:style-name="Tableau1.M7"/>
          <table:table-cell table:style-name="Tableau1.N7" office:value-type="string">
            <text:p text:style-name="P20">276</text:p>
          </table:table-cell>
          <table:table-cell table:style-name="Tableau1.N7" office:value-type="string">
            <text:p text:style-name="P20">843</text:p>
          </table:table-cell>
          <table:table-cell table:style-name="Tableau1.N7" office:value-type="string">
            <text:p text:style-name="P19">1,198</text:p>
          </table:table-cell>
        </table:table-row>
      </table:table>
      <text:p text:style-name="P21"/>
      <text:p text:style-name="P22"><text:span text:style-name="T21">Case bleue</text:span><text:span text:style-name="T20"> </text:span>: <text:span text:style-name="T61">expériences</text:span> réalisé<text:span text:style-name="T61">e</text:span>s en limitant le temps d’ex<text:span text:style-name="T68">é</text:span>cution à 15 sec <text:span text:style-name="T61">(</text:span><text:span text:style-name="T39">Glouton</text:span><text:span text:style-name="T61">)</text:span> ou <text:span text:style-name="T61">à 2 sec (</text:span><text:span text:style-name="T39">Récursion décroissante</text:span><text:span text:style-name="T61">) pour cause de récursions trop nombreuses (maximum recursion depth exceeded)</text:span></text:p>
      <text:h text:style-name="P32" text:outline-level="1">Analyse des résultats</text:h>
      <text:p text:style-name="P22"><text:span text:style-name="T62">Pour cette partie, n</text:span>ous allons faire une analyse <text:span text:style-name="T62">de nos résultats</text:span> fichier par fichier. </text:p>
      <text:p text:style-name="P22">Pour le <text:span text:style-name="T32">fichier-exemple</text:span> toutes les méthodes on<text:span text:style-name="T63">t</text:span> réussi à obtenir la solution optimale. <text:span text:style-name="T63">L</text:span>a méthode la plus performante en terme de temps d‘exécution est la méthode <text:span text:style-name="T32">glouton</text:span> <text:span text:style-name="T63">m</text:span><text:span text:style-name="T22">ême si</text:span> toutes les méthode sont assez proche<text:span text:style-name="T63">s</text:span>.</text:p>
      <text:p text:style-name="P22">Pour le fichier <text:span text:style-name="T32">moyen_test_3</text:span>, <text:span text:style-name="T64">seule la méthode </text:span><text:span text:style-name="T38">récursion_croissante</text:span> <text:span text:style-name="T48">n’a pas réussi à obtenir </text:span>la solution optim<text:span text:style-name="T65">ale</text:span>. Cependant, on remarque que la méthode <text:span text:style-name="T32">récursion_décroissante</text:span> est la plus rapide à s’ex<text:span text:style-name="T66">é</text:span>cuter suivi de près par la méthode de <text:span text:style-name="T32">récursion_classique</text:span>.</text:p>
      <text:p text:style-name="P23">Pour le fichier <text:span text:style-name="T32">moyen_test_2</text:span>, on remarque que la méthode <text:span text:style-name="T32">glouton</text:span> est celle qui <text:span text:style-name="T66">a</text:span> obtenu le plus grand maximum, ce<text:span text:style-name="T66">pe</text:span><text:span text:style-name="T4">ndant elle à un temps d’ex</text:span><text:span text:style-name="T23">é</text:span><text:span text:style-name="T4">cution significativement plus long. </text:span><text:span text:style-name="T23">Néanmoins,</text:span><text:span text:style-name="T4"> </text:span><text:span text:style-name="T23">nous pensons que </text:span><text:span text:style-name="T4">les autres méthodes sont trop éloig</text:span><text:span text:style-name="T23">nées</text:span><text:span text:style-name="T4"> de la valeur optimal</text:span><text:span text:style-name="T23">e trouvée</text:span><text:span text:style-name="T4"> et donc moins pertinentes dans ce contexte.</text:span></text:p>
      <text:p text:style-name="P37">Pour le fichier <text:span text:style-name="T32">gros_test_1</text:span>, la méthode <text:span text:style-name="T32">glouton</text:span> est également la plus précise en terme de solution obtenu<text:span text:style-name="T67">e</text:span>. Cependant, dans ce contexte la méthode à été arrêté <text:span text:style-name="T67">à cause du timer</text:span> pour limiter le temps d’ex<text:span text:style-name="T67">é</text:span>cution. On remarque que pour ce<text:span text:style-name="T67">tte expérience</text:span> la méthode <text:span text:style-name="T32">recursion_décroissante</text:span> est particulièrement efficace compte tenu<text:span text:style-name="T67">e</text:span> de son temps d’ex<text:span text:style-name="T67">é</text:span>cution rapide.</text:p>
      <text:p text:style-name="P43"><text:span text:style-name="T4">Pour le fichier </text:span><text:span text:style-name="T15">maxi_test</text:span><text:span text:style-name="T4">, la méthode </text:span><text:span text:style-name="T15">glouton</text:span><text:span text:style-name="T4"> est également la plus précise en terme de solution obtenu</text:span><text:span text:style-name="T24">e tout en étant également limité avec le timer</text:span><text:span text:style-name="T4">. </text:span><text:span text:style-name="T7">Pour ce test on remarque que la </text:span><text:span text:style-name="T17">récursion_croissante </text:span><text:span text:style-name="T7">a obtenu 0 configuration et donc n’a pas de valeur optimale </text:span><text:span text:style-name="T25">malgré son temps d’exécution très élevé</text:span><text:span text:style-name="T7">. Cela s’explique par le fait que les capteurs sont triés par ordre croissant, ce qui implique </text:span><text:span text:style-name="T25">que la probabilité d’avoir une solution valide et élémentaire sur un très gros fichier est très faible au début de l’algorithme. </text:span><text:span text:style-name="T7">C’est pourquoi l’ex</text:span><text:span text:style-name="T25">é</text:span><text:span text:style-name="T7">cution est arrêté</text:span><text:span text:style-name="T25">e</text:span><text:span text:style-name="T7"> par le </text:span><text:span text:style-name="T17">nb_itération</text:span><text:span text:style-name="T7"> avant que la méthode ait réussi à trouver une solution valable. </text:span><text:span text:style-name="T25">Cela explique également pourquoi à l’inverse la </text:span><text:span text:style-name="T18">récursion_décroissante</text:span><text:span text:style-name="T25"> </text:span><text:span text:style-name="T7">arrive à trouver un certain nombre de solutions en peu de temps.</text:span></text:p>
      <text:p text:style-name="P44"><text:span text:style-name="T4"/></text:p>
      <text:p text:style-name="P24"><text:span text:style-name="T4">En général, nous avons trouvé que l’algorit</text:span><text:span text:style-name="T25">h</text:span><text:span text:style-name="T4">me </text:span><text:span text:style-name="T15">glouton</text:span><text:span text:style-name="T4"> est plus efficace avec un timer malgr</text:span><text:span text:style-name="T25">é</text:span><text:span text:style-name="T4"> son tem</text:span><text:span text:style-name="T25">ps</text:span><text:span text:style-name="T4"> d’ex</text:span><text:span text:style-name="T25">é</text:span><text:span text:style-name="T4">cution plus lo</text:span><text:span text:style-name="T25">n</text:span><text:span text:style-name="T4">g c</text:span><text:span text:style-name="T25">a</text:span><text:span text:style-name="T4">r la différence entre les valeurs obtenu</text:span><text:span text:style-name="T25">es</text:span><text:span text:style-name="T4"> </text:span><text:span text:style-name="T25">est</text:span><text:span text:style-name="T4"> significative, </text:span><text:span text:style-name="T25">en particulier pour les deux plus gros fichiers</text:span><text:span text:style-name="T4">. E</text:span><text:span text:style-name="T25">n</text:span><text:span text:style-name="T4"> deuxième position, l’algorithme de </text:span><text:span text:style-name="T15">récursion_décroisssant </text:span><text:span text:style-name="T4">est plutôt performant, tout p</text:span><text:span text:style-name="T25">a</text:span><text:span text:style-name="T4">rticulièrement lors</text:span><text:span text:style-name="T25">q</text:span><text:span text:style-name="T4">u’il s’agit de fichiers volumineux. </text:span><text:span text:style-name="T25">Son problème repose sur son trop grand nombre de récursions qui l’empêche de s’exécuter de manière optimal</text:span><text:span text:style-name="T26">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ira Code Retina" svg:font-family="'Fira Code Retina', 'Overpass Mono', 'Roboto Mono', 'DM Mono Regular', 'Borg Sans Mono', 'Liberation Mono', 'Jetbrains Mono', 'Bitstream Vera Sans Mono', Consolas, '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style:font-face style:name="arial" svg:font-family="arial" style:font-adornments="Gras" style:font-family-generic="swiss"/>
    <style:font-face style:name="arial1" svg:font-family="arial" style:font-adornments="Normal" style:font-family-generic="swiss"/>
    <style:font-face style:name="gg sans" svg:font-family="'gg sans', 'Noto Sans', 'Helvetica Neue', Helvetica, Arial, sans-serif, 'Apple Symbol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1cm" fo:margin-right="0cm" fo:margin-top="0cm" fo:margin-bottom="0.247cm" style:contextual-spacing="false" fo:line-height="115%" fo:text-align="justify" style:justify-single-word="false" fo:text-indent="0cm" style:auto-text-indent="false" style:page-number="auto">
        <style:tab-stops/>
      </style:paragraph-properties>
      <style:text-properties fo:color="#263b46" loext:opacity="100%" style:font-name="arial1" fo:font-family="arial" style:font-style-name="Normal" style:font-family-generic="swis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color="#77021d" loext:opacity="100%" style:font-name="arial" fo:font-family="arial" style:font-style-name="Gras" style:font-family-generic="swiss" fo:font-size="22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color="#bc632e" loext:opacity="100%" style:font-name="arial" fo:font-family="arial" style:font-style-name="Gras" style:font-family-generic="swiss" fo:font-size="18pt" style:text-underline-style="solid" style:text-underline-type="double" style:text-underline-width="auto" style:text-underline-color="font-color"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margin-top="0.353cm" fo:margin-bottom="0.212cm" style:contextual-spacing="false" fo:text-indent="0cm" style:auto-text-indent="false" text:number-lines="false" text:line-number="1"/>
      <style:text-properties fo:color="#d89839" loext:opacity="100%" style:font-name="arial" fo:font-family="arial" style:font-style-name="Gras" style:font-family-generic="swiss" fo:font-size="14pt" style:text-underline-style="solid" style:text-underline-width="auto" style:text-underline-color="font-color" fo:font-weight="normal" style:font-size-asian="16pt" style:font-weight-asian="bold" style:font-size-complex="16pt" style:font-weight-complex="bold"/>
    </style:style>
    <style:style style:name="Table_20_Contents" style:display-name="Table Contents" style:family="paragraph" style:parent-style-name="Standard" style:class="extra" style:master-page-name="">
      <style:paragraph-properties fo:margin-top="0.101cm" fo:margin-bottom="0.101cm" style:contextual-spacing="false" fo:text-align="center" style:justify-single-word="false" fo:orphans="0" fo:widows="0" style:page-number="auto" text:number-lines="false" text:line-number="0">
        <style:tab-stops/>
      </style:paragraph-properties>
      <style:text-properties fo:color="#263b46" loext:opacity="100%" style:font-name="arial1" fo:font-family="arial" style:font-style-name="Normal" style:font-family-generic="swis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dre" style:family="paragraph" style:parent-style-name="Text_20_body">
      <style:paragraph-properties fo:padding="0.349cm" fo:border="0.06pt solid #263b46"/>
      <style:text-properties officeooo:rsid="0017c5a4"/>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Définition" style:family="paragraph" style:parent-style-name="cadre" style:master-page-name="">
      <style:paragraph-properties fo:margin-top="0.199cm" fo:margin-bottom="0cm" style:contextual-spacing="false" style:page-number="auto" fo:padding="0.25cm" fo:border="none"/>
      <style:text-properties fo:color="#77021d" loext:opacity="100%" style:text-underline-style="solid" style:text-underline-width="auto" style:text-underline-color="font-color" fo:font-weight="bold" officeooo:rsid="001b1d52"/>
    </style:style>
    <style:style style:name="test" style:family="paragraph" style:parent-style-name="Heading_20_1" style:default-outline-level="" style:list-style-name="">
      <style:text-properties style:text-underline-style="solid" style:text-underline-width="auto" style:text-underline-color="font-color"/>
    </style:style>
    <style:style style:name="exemple" style:family="paragraph" style:parent-style-name="Text_20_body">
      <style:paragraph-properties fo:margin-top="0.199cm" fo:margin-bottom="0cm" style:contextual-spacing="false">
        <style:tab-stops/>
      </style:paragraph-properties>
      <style:text-properties style:text-underline-style="solid" style:text-underline-width="auto" style:text-underline-color="font-color" fo:font-weight="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I">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I">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3%." style:num-prefix=" " style:num-suffix="." style:num-format="i">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4%)" style:num-prefix=" " style:num-suffix=")" style:num-format="a">
        <style:list-level-properties text:list-level-position-and-space-mode="label-alignment">
          <style:list-level-label-alignment text:label-followed-by="listtab" text:list-tab-stop-position="2.801cm" fo:text-indent="-0.7cm" fo:margin-left="3.431cm"/>
        </style:list-level-properties>
      </text:list-level-style-number>
      <text:list-level-style-bullet text:level="5" text:style-name="Numbering_20_Symbols" loext:num-list-format="%5%" text:bullet-char="•">
        <style:list-level-properties text:list-level-position-and-space-mode="label-alignment">
          <style:list-level-label-alignment text:label-followed-by="listtab" text:list-tab-stop-position="3.501cm" fo:text-indent="-0.7cm" fo:margin-left="4.131cm"/>
        </style:list-level-properties>
        <style:text-properties style:font-name="Star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2cm" fo:text-indent="-0.7cm" fo:margin-left="4.83cm"/>
        </style:list-level-properties>
        <style:text-properties style:font-name="Star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4.9cm" fo:text-indent="-0.7cm" fo:margin-left="5.53cm"/>
        </style:list-level-properties>
        <style:text-properties style:font-name="Star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6cm" fo:text-indent="-0.7cm" fo:margin-left="6.23cm"/>
        </style:list-level-properties>
        <style:text-properties style:font-name="Star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01cm" fo:text-indent="-0.7cm" fo:margin-left="6.93cm"/>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7.001cm" fo:text-indent="-0.7cm" fo:margin-left="7.631cm"/>
        </style:list-level-properties>
        <style:text-properties style:font-name="StarSymbol"/>
      </text:list-level-style-bullet>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5T09:59:41.373236397</meta:creation-date>
    <meta:editing-duration>PT19H41M47S</meta:editing-duration>
    <meta:editing-cycles>90</meta:editing-cycles>
    <meta:generator>LibreOffice/7.3.7.2$Linux_X86_64 LibreOffice_project/30$Build-2</meta:generator>
    <dc:title>Rapport_projet</dc:title>
    <dc:date>2024-06-10T14:43:39.132469981</dc:date>
    <meta:document-statistic meta:table-count="1" meta:image-count="0" meta:object-count="0" meta:page-count="4" meta:paragraph-count="116" meta:word-count="1140" meta:character-count="7006" meta:non-whitespace-character-count="5982"/>
    <meta:template xlink:type="simple" xlink:actuate="onRequest" xlink:title="Rapport_projet" xlink:href="../../../../../../../.config/libreoffice/4/user/template/Rapport_projet.ott" meta:date="2024-06-05T09:59:39.925517156"/>
  </office:meta>
</office:document-meta>
</file>